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fo:min-height="3.1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fo:min-height="1.138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1.18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fo:min-height="1.0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fo:min-height="2.185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draw:auto-grow-height="false" fo:min-height="1.317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fo:min-height="1.562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32" style:family="graphic">
      <style:graphic-properties draw:marker-start="Arrowheads_20_1" draw:marker-start-width="0.2cm" draw:marker-start-center="false" draw:fill="solid" draw:fill-color="#ffffc0" fo:min-height="3.1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office:annotation draw:style-name="gr1" draw:text-style-name="P2" svg:width="2.892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6.4166666666667">
            <text:p>36</text:p>
          </table:table-cell>
          <table:table-cell table:formula="oooc:=(7+5+8+8)*5/4" office:value-type="float" office:value="35">
            <text:p>35</text:p>
          </table:table-cell>
          <table:table-cell office:value-type="float" office:value="5">
            <office:annotation draw:style-name="gr1" draw:text-style-name="P2" svg:width="2.892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5</text:p>
          </table:table-cell>
          <table:table-cell table:formula="oooc:=[.E3]+[.F3]+[.G3]" office:value-type="float" office:value="76.4166666666667">
            <text:p>76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2cm" svg:height="0.596cm" svg:x="16.986cm" svg:y="0.318cm" draw:caption-point-x="-16.986cm" draw:caption-point-y="-0.318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4]+[.F4]+[.G4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40.375">
            <text:p>40</text:p>
          </table:table-cell>
          <table:table-cell table:number-columns-repeated="2"/>
          <table:table-cell table:formula="oooc:=[.E8]+[.F8]+[.G8]" office:value-type="float" office:value="40.375">
            <text:p>4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44.1666666666667">
            <text:p>44</text:p>
          </table:table-cell>
          <table:table-cell/>
          <table:table-cell office:value-type="float" office:value="10">
            <office:annotation draw:style-name="gr1" draw:text-style-name="P2" svg:width="2.892cm" svg:height="0.596cm" svg:x="16.986cm" svg:y="3.017cm" draw:caption-point-x="-16.986cm" draw:caption-point-y="-3.01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0]+[.F10]+[.G10]" office:value-type="float" office:value="54.1666666666667">
            <text:p>54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2cm" svg:height="0.596cm" svg:x="16.986cm" svg:y="3.467cm" draw:caption-point-x="-16.986cm" draw:caption-point-y="-3.46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23.3333333333333">
            <text:p>23</text:p>
          </table:table-cell>
          <table:table-cell table:formula="oooc:=(8+6+7+7)*5/4" office:value-type="float" office:value="35">
            <text:p>35</text:p>
          </table:table-cell>
          <table:table-cell table:formula="oooc:=5-5" office:value-type="float" office:value="0">
            <office:annotation draw:style-name="gr2" draw:text-style-name="P2" svg:width="2.892cm" svg:height="0.991cm" svg:x="16.986cm" svg:y="4.816cm" draw:caption-point-x="-16.986cm" draw:caption-point-y="-4.816cm">
              <dc:date>2008-05-27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ooc:=[.E14]+[.F14]+[.G14]" office:value-type="float" office:value="58.3333333333333">
            <text:p>58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0.25">
            <text:p>20</text:p>
          </table:table-cell>
          <table:table-cell table:number-columns-repeated="2"/>
          <table:table-cell table:formula="oooc:=[.E18]+[.F18]+[.G18]" office:value-type="float" office:value="20.25">
            <text:p>2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2cm" svg:height="0.596cm" svg:x="16.986cm" svg:y="7.515cm" draw:caption-point-x="-16.986cm" draw:caption-point-y="-7.515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20]+[.F20]+[.G20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9.5833333333333">
            <text:p>40</text:p>
          </table:table-cell>
          <table:table-cell/>
          <table:table-cell office:value-type="float" office:value="-5">
            <office:annotation draw:style-name="gr1" draw:text-style-name="P2" svg:width="2.893cm" svg:height="0.596cm" svg:x="16.986cm" svg:y="8.865cm" draw:caption-point-x="-16.986cm" draw:caption-point-y="-8.865cm">
              <dc:date>2008-05-28T00:00:00</dc:date>
              <text:p text:style-name="P1"><text:span text:style-name="T1">Late homework</text:span></text:p>
            </office:annotation>
            <text:p>-5</text:p>
          </table:table-cell>
          <table:table-cell table:formula="oooc:=[.E23]+[.F23]+[.G23]" office:value-type="float" office:value="34.5833333333333">
            <text:p>35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4.8333333333333">
            <text:p>35</text:p>
          </table:table-cell>
          <table:table-cell table:formula="oooc:=(7+7+6+8)*5/4" office:value-type="float" office:value="35">
            <text:p>35</text:p>
          </table:table-cell>
          <table:table-cell/>
          <table:table-cell table:formula="oooc:=[.E24]+[.F24]+[.G24]" office:value-type="float" office:value="69.8333333333333">
            <text:p>7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7.5">
            <text:p>18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30.5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3" draw:text-style-name="P2" svg:width="4.196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11" draw:text-style-name="P2" svg:width="3.146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18" draw:text-style-name="P2" svg:width="7.374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7" draw:text-style-name="P2" svg:width="9.743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28" draw:text-style-name="P2" svg:width="2.924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31" draw:text-style-name="P2" svg:width="4.252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 office:value-type="percentage" office:value="0.95">
            <office:annotation draw:style-name="gr4" draw:text-style-name="P2" svg:width="6.431cm" svg:height="2.632cm" svg:x="8.363cm" svg:y="0.992cm" draw:caption-point-x="-8.363cm" draw:caption-point-y="-0.992cm">
              <dc:date>2008-05-26T00:00:00</dc:date>
              <text:p text:style-name="P1"><text:span text:style-name="T1">DecathlonCalculator is not runnable</text:span></text:p>
              <text:p text:style-name="P1"><text:span text:style-name="T1">Shared places not displayed correctly</text:span></text:p>
              <text:p text:style-name="P1"><text:span text:style-name="T1">Error 0008! Major error! - is not user-friendly</text:span></text:p>
            </office:annotation>
            <text:p>95%</text:p>
          </table:table-cell>
          <table:table-cell office:value-type="float" office:value="9">
            <office:annotation draw:style-name="gr12" draw:text-style-name="P2" svg:width="4.759cm" svg:height="1.338cm" svg:x="10.314cm" svg:y="0.597cm" draw:caption-point-x="-10.314cm" draw:caption-point-y="-0.597cm">
              <dc:date>2008-05-26T00:00:00</dc:date>
              <text:p text:style-name="P1"><text:span text:style-name="T1">Lots of duplication in DecathlonResults</text:span></text:p>
            </office:annotation>
            <text:p>9</text:p>
          </table:table-cell>
          <table:table-cell office:value-type="float" office:value="8">
            <office:annotation draw:style-name="gr19" draw:text-style-name="P2" svg:width="4.871cm" svg:height="1.21cm" svg:x="12.516cm" svg:y="1.387cm" draw:caption-point-x="-12.516cm" draw:caption-point-y="-1.387cm">
              <dc:date>2008-05-26T00:00:00</dc:date>
              <text:p text:style-name="P1"><text:span text:style-name="T1">Duplication</text:span></text:p>
              <text:p text:style-name="P1"><text:span text:style-name="T1">But IO clearly separated</text:span></text:p>
            </office:annotation>
            <text:p>8</text:p>
          </table:table-cell>
          <table:table-cell office:value-type="float" office:value="9">
            <office:annotation draw:style-name="gr24" draw:text-style-name="P2" svg:width="6.515cm" svg:height="2.385cm" svg:x="14.3cm" svg:y="1.14cm" draw:caption-point-x="-14.3cm" draw:caption-point-y="-1.14cm">
              <dc:date>2008-05-26T00:00:00</dc:date>
              <text:p text:style-name="P1"><text:span text:style-name="T1">Strange compareTo implementation</text:span></text:p>
              <text:p text:style-name="P1"><text:span text:style-name="T1">compareTo() == 0 instead of equals()</text:span></text:p>
            </office:annotation>
            <text:p>9</text:p>
          </table:table-cell>
          <table:table-cell office:value-type="float" office:value="7">
            <office:annotation draw:style-name="gr29" draw:text-style-name="P2" svg:width="5.345cm" svg:height="1.762cm" svg:x="17.533cm" svg:y="0.597cm" draw:caption-point-x="-17.533cm" draw:caption-point-y="-0.597cm">
              <dc:date>2008-05-26T00:00:00</dc:date>
              <text:p text:style-name="P1"><text:span text:style-name="T1">Closing of JDBC objects will be cancelled once one of them fails</text:span></text:p>
              <text:p text:style-name="P1"><text:span text:style-name="T1">System.exit is a very bad idea</text:span></text:p>
            </office:annotation>
            <text:p>7</text:p>
          </table:table-cell>
          <table:table-cell office:value-type="float" office:value="6">
            <office:annotation draw:style-name="gr29" draw:text-style-name="P2" svg:width="5.289cm" svg:height="1.762cm" svg:x="19.178cm" svg:y="0.597cm" draw:caption-point-x="-19.178cm" draw:caption-point-y="-0.597cm">
              <dc:date>2008-05-26T00:00:00</dc:date>
              <text:p text:style-name="P1"><text:span text:style-name="T1">Commented-out code</text:span></text:p>
              <text:p text:style-name="P1"><text:span text:style-name="T1">Unreadable ERROR_XXXX constants</text:span></text:p>
            </office:annotation>
            <text:p>6</text:p>
          </table:table-cell>
          <table:table-cell office:value-type="float" office:value="7">
            <office:annotation draw:style-name="gr32" draw:text-style-name="P2" svg:width="6.041cm" svg:height="3.352cm" svg:x="21.185cm" svg:y="0.597cm" draw:caption-point-x="-21.185cm" draw:caption-point-y="-0.597cm">
              <dc:date>2008-05-26T00:00:00</dc:date>
              <text:p text:style-name="P1"><text:span text:style-name="T1">Many commented-out tests</text:span></text:p>
              <text:p text:style-name="P1"><text:span text:style-name="T1">DB part untested</text:span></text:p>
              <text:p text:style-name="P1"><text:span text:style-name="T1">Much other functionality untested</text:span></text:p>
            </office:annotation>
            <text:p>7</text:p>
          </table:table-cell>
          <table:table-cell table:formula="oooc:=SUM([.D3:.I3])*5/6*[.C3]" office:value-type="float" office:value="36.4166666666667">
            <text:p>3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5" draw:text-style-name="P2" svg:width="4.419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13" draw:text-style-name="P2" svg:width="4.168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86cm" svg:height="2.176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25" draw:text-style-name="P2" svg:width="7.671cm" svg:height="2.002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30" draw:text-style-name="P2" svg:width="4.576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" draw:text-style-name="P2" svg:width="6.109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 office:value-type="percentage" office:value="0.95">
            <office:annotation draw:style-name="gr1" draw:text-style-name="P2" svg:width="2.899cm" svg:height="1.781cm" svg:x="8.036cm" svg:y="2.064cm" draw:caption-point-x="-8.036cm" draw:caption-point-y="-2.064cm">
              <dc:date>2008-06-03T00:00:00</dc:date>
              <text:p text:style-name="P2">Bug: -console as output doesn't work (-conole did)</text:p>
            </office:annotation>
            <text:p>95%</text:p>
          </table:table-cell>
          <table:table-cell office:value-type="float" office:value="10">
            <office:annotation draw:style-name="gr14" draw:text-style-name="P2" svg:width="2.899cm" svg:height="2.966cm" svg:x="10.295cm" svg:y="2.064cm" draw:caption-point-x="-10.295cm" draw:caption-point-y="-2.064cm">
              <dc:date>2008-06-03T00:00:00</dc:date>
              <text:p text:style-name="P2">Athlete and OrderedAthlete distinction</text:p>
              <text:p text:style-name="P2">Why does Athlete need a Locale?</text:p>
              <text:p text:style-name="P2"/>
            </office:annotation>
            <text:p>10</text:p>
          </table:table-cell>
          <table:table-cell office:value-type="float" office:value="8">
            <office:annotation draw:style-name="gr7" draw:text-style-name="P2" svg:width="5.565cm" svg:height="2.966cm" svg:x="12.553cm" svg:y="2.064cm" draw:caption-point-x="-12.553cm" draw:caption-point-y="-2.064cm">
              <dc:date>2008-06-03T00:00:00</dc:date>
              <text:p text:style-name="P2">Overuse of constants</text:p>
              <text:p text:style-name="P2">Arguments are not generic enough, complexity is not justified</text:p>
              <text:p text:style-name="P2">Not very easy to add new IO methods</text:p>
              <text:p text:style-name="P2">Stream abstraction should be encapsulated</text:p>
            </office:annotation>
            <text:p>8</text:p>
          </table:table-cell>
          <table:table-cell office:value-type="float" office:value="8">
            <office:annotation draw:style-name="gr16" draw:text-style-name="P2" svg:width="6.151cm" svg:height="1.781cm" svg:x="14.811cm" svg:y="2.064cm" draw:caption-point-x="-14.811cm" draw:caption-point-y="-2.064cm">
              <dc:date>2008-06-03T00:00:00</dc:date>
              <text:p text:style-name="P2">Strange usage of system properties for passing of arguments</text:p>
              <text:p text:style-name="P2">BigDecimal is an overkill for physical values</text:p>
            </office:annotation>
            <text:p>8</text:p>
          </table:table-cell>
          <table:table-cell office:value-type="float" office:value="7">
            <office:annotation draw:style-name="gr2" draw:text-style-name="P2" svg:width="4.255cm" svg:height="2.176cm" svg:x="17.069cm" svg:y="2.064cm" draw:caption-point-x="-17.069cm" draw:caption-point-y="-2.064cm">
              <dc:date>2008-06-03T00:00:00</dc:date>
              <text:p text:style-name="P2">LoggingException?</text:p>
              <text:p text:style-name="P2">All exceptions are just transformed to LoggingExceptions, original stack trace is lost</text:p>
            </office:annotation>
            <text:p>7</text:p>
          </table:table-cell>
          <table:table-cell office:value-type="float" office:value="8">
            <office:annotation draw:style-name="gr1" draw:text-style-name="P2" svg:width="2.899cm" svg:height="2.571cm" svg:x="19.327cm" svg:y="2.064cm" draw:caption-point-x="-19.327cm" draw:caption-point-y="-2.064cm">
              <dc:date>2008-06-03T00:00:00</dc:date>
              <text:p text:style-name="P2">Good docs,</text:p>
              <text:p text:style-name="P2">but the code is clearly overengineered, reducing readability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ooc:=SUM([.D8:.I8])*5/6*[.C8]" office:value-type="float" office:value="40.375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 office:value-type="percentage" office:value="1">
            <office:annotation draw:style-name="gr6" draw:text-style-name="P2" svg:width="5.036cm" svg:height="2.571cm" svg:x="8.036cm" svg:y="2.964cm" draw:caption-point-x="-8.036cm" draw:caption-point-y="-2.964cm">
              <dc:date>2008-06-02T00:00:00</dc:date>
              <text:p text:style-name="P1"><text:span text:style-name="T1">No DecathlonCalculator class</text:span></text:p>
              <text:p text:style-name="P1"><text:span text:style-name="T1">Extra spaces break csv loading</text:span></text:p>
              <text:p text:style-name="P1"><text:span text:style-name="T1">System.err should be used for errors</text:span></text:p>
              <text:p text:style-name="P1"><text:span text:style-name="T1">No db.properties</text:span></text:p>
            </office:annotation>
            <text:p>100%</text:p>
          </table:table-cell>
          <table:table-cell office:value-type="float" office:value="10">
            <office:annotation draw:style-name="gr1" draw:text-style-name="P2" svg:width="2.898cm" svg:height="0.991cm" svg:x="10.295cm" svg:y="2.964cm" draw:caption-point-x="-10.295cm" draw:caption-point-y="-2.964cm">
              <dc:date>2008-06-02T00:00:00</dc:date>
              <text:p text:style-name="P1"><text:span text:style-name="T1">OutputMethod is not very nice</text:span></text:p>
            </office:annotation>
            <text:p>10</text:p>
          </table:table-cell>
          <table:table-cell office:value-type="float" office:value="8">
            <office:annotation draw:style-name="gr20" draw:text-style-name="P2" svg:width="4.895cm" svg:height="2.175cm" svg:x="12.553cm" svg:y="2.964cm" draw:caption-point-x="-12.553cm" draw:caption-point-y="-2.964cm">
              <dc:date>2008-06-02T00:00:00</dc:date>
              <text:p text:style-name="P1"><text:span text:style-name="T1">Command-line parsing has lots of duplication, hard to add new IO methods</text:span></text:p>
              <text:p text:style-name="P1"><text:span text:style-name="T1">Place calculation is not in a single place</text:span></text:p>
            </office:annotation>
            <text:p>8</text:p>
          </table:table-cell>
          <table:table-cell office:value-type="float" office:value="9">
            <office:annotation draw:style-name="gr26" draw:text-style-name="P2" svg:width="6.317cm" svg:height="2.176cm" svg:x="14.811cm" svg:y="2.964cm" draw:caption-point-x="-14.811cm" draw:caption-point-y="-2.964cm">
              <dc:date>2008-06-02T00:00:00</dc:date>
              <text:p text:style-name="P1"><text:span text:style-name="T1">Own program.debug property instead of Logger configuration</text:span></text:p>
              <text:p text:style-name="P1"><text:span text:style-name="T1">Logger with simple name is not a good idea</text:span></text:p>
              <text:p text:style-name="P1"><text:span text:style-name="T1">System.exit is not a good idea</text:span></text:p>
            </office:annotation>
            <text:p>9</text:p>
          </table:table-cell>
          <table:table-cell office:value-type="float" office:value="9">
            <office:annotation draw:style-name="gr1" draw:text-style-name="P2" svg:width="2.898cm" svg:height="0.991cm" svg:x="17.069cm" svg:y="2.964cm" draw:caption-point-x="-17.069cm" draw:caption-point-y="-2.964cm">
              <dc:date>2008-06-02T00:00:00</dc:date>
              <text:p text:style-name="P1"><text:span text:style-name="T1">Strange manual logging</text:span></text:p>
            </office:annotation>
            <text:p>9</text:p>
          </table:table-cell>
          <table:table-cell office:value-type="float" office:value="8">
            <office:annotation draw:style-name="gr1" draw:text-style-name="P2" svg:width="2.898cm" svg:height="1.386cm" svg:x="19.327cm" svg:y="2.964cm" draw:caption-point-x="-19.327cm" draw:caption-point-y="-2.964cm">
              <dc:date>2008-06-02T00:00:00</dc:date>
              <text:p text:style-name="P1"><text:span text:style-name="T1">Some io code is not easily readable</text:span></text:p>
            </office:annotation>
            <text:p>8</text:p>
          </table:table-cell>
          <table:table-cell office:value-type="float" office:value="9">
            <office:annotation draw:style-name="gr7" draw:text-style-name="P2" svg:width="2.898cm" svg:height="2.176cm" svg:x="21.585cm" svg:y="2.964cm" draw:caption-point-x="-21.585cm" draw:caption-point-y="-2.964cm">
              <dc:date>2008-06-02T00:00:00</dc:date>
              <text:p text:style-name="P1"><text:span text:style-name="T1">Tests don't shutdown the hsqldb</text:span></text:p>
              <text:p text:style-name="P1"><text:span text:style-name="T1">main operation is not tested</text:span></text:p>
            </office:annotation>
            <text:p>9</text:p>
          </table:table-cell>
          <table:table-cell table:formula="oooc:=SUM([.D10:.I10])*5/6*[.C10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5"/>
          <table:table-cell office:value-type="float" office:value="0">
            <text:p>0</text:p>
          </table:table-cell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 office:value-type="percentage" office:value="0.8">
            <office:annotation draw:style-name="gr7" draw:text-style-name="P2" svg:width="4.502cm" svg:height="2.176cm" svg:x="8.036cm" svg:y="4.764cm" draw:caption-point-x="-8.036cm" draw:caption-point-y="-4.764cm">
              <dc:date>2008-05-27T00:00:00</dc:date>
              <text:p text:style-name="P1"><text:span text:style-name="T1">No db.properties</text:span></text:p>
              <text:p text:style-name="P1"><text:span text:style-name="T1">Exception on start</text:span></text:p>
              <text:p text:style-name="P1"><text:span text:style-name="T1">Wrong scores</text:span></text:p>
              <text:p text:style-name="P1"><text:span text:style-name="T1">Place sharing not implemented</text:span></text:p>
            </office:annotation>
            <text:p>80%</text:p>
          </table:table-cell>
          <table:table-cell office:value-type="float" office:value="6">
            <office:annotation draw:style-name="gr15" draw:text-style-name="P2" svg:width="4.946cm" svg:height="2.942cm" svg:x="10.295cm" svg:y="4.764cm" draw:caption-point-x="-10.295cm" draw:caption-point-y="-4.764cm">
              <dc:date>2008-05-27T00:00:00</dc:date>
              <text:p text:style-name="P1"><text:span text:style-name="T1">Sportsman is dealing with parsing, calculation, etc</text:span></text:p>
              <text:p text:style-name="P1"><text:span text:style-name="T1">Contains score</text:span></text:p>
              <text:p text:style-name="P1"><text:span text:style-name="T1">SportsmanDAO.Results duplicates the data in SportsMan</text:span></text:p>
            </office:annotation>
            <text:p>6</text:p>
          </table:table-cell>
          <table:table-cell office:value-type="float" office:value="5">
            <office:annotation draw:style-name="gr7" draw:text-style-name="P2" svg:width="4.082cm" svg:height="2.176cm" svg:x="12.553cm" svg:y="4.764cm" draw:caption-point-x="-12.553cm" draw:caption-point-y="-4.764cm">
              <dc:date>2008-05-27T00:00:00</dc:date>
              <text:p text:style-name="P1"><text:span text:style-name="T1">Monster methods</text:span></text:p>
              <text:p text:style-name="P1"><text:span text:style-name="T1">If overuse</text:span></text:p>
              <text:p text:style-name="P1"><text:span text:style-name="T1">No common interfaces</text:span></text:p>
              <text:p text:style-name="P1"><text:span text:style-name="T1">Data is passed around as String[]</text:span></text:p>
            </office:annotation>
            <text:p>5</text:p>
          </table:table-cell>
          <table:table-cell office:value-type="float" office:value="7">
            <office:annotation draw:style-name="gr27" draw:text-style-name="P2" svg:width="4.528cm" svg:height="1.511cm" svg:x="14.811cm" svg:y="4.764cm" draw:caption-point-x="-14.811cm" draw:caption-point-y="-4.764cm">
              <dc:date>2008-05-27T00:00:00</dc:date>
              <text:p text:style-name="P1"><text:span text:style-name="T1">No programming to interfaces</text:span></text:p>
              <text:p text:style-name="P1"><text:span text:style-name="T1">Comparable&lt;Object&gt;</text:span></text:p>
            </office:annotation>
            <text:p>7</text:p>
          </table:table-cell>
          <table:table-cell office:value-type="float" office:value="5">
            <office:annotation draw:style-name="gr1" draw:text-style-name="P2" svg:width="4.305cm" svg:height="3.361cm" svg:x="17.069cm" svg:y="4.764cm" draw:caption-point-x="-17.069cm" draw:caption-point-y="-4.764cm">
              <dc:date>2008-05-27T00:00:00</dc:date>
              <text:p text:style-name="P1"><text:span text:style-name="T1">Lots of autogenerated catch blocks</text:span></text:p>
              <text:p text:style-name="P1"><text:span text:style-name="T1">Causes are lost in most cases</text:span></text:p>
              <text:p text:style-name="P1"><text:span text:style-name="T1">Exceptions are cought, handled and then applications continues until it gets an NPE</text:span></text:p>
            </office:annotation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office:annotation draw:style-name="gr1" draw:text-style-name="P2" svg:width="2.893cm" svg:height="0.596cm" svg:x="21.585cm" svg:y="4.764cm" draw:caption-point-x="-21.585cm" draw:caption-point-y="-4.764cm">
              <dc:date>2008-05-27T00:00:00</dc:date>
              <text:p text:style-name="P1"><text:span text:style-name="T1">Low coverage</text:span></text:p>
            </office:annotation>
            <text:p>5</text:p>
          </table:table-cell>
          <table:table-cell table:formula="oooc:=SUM([.D14:.I14])*5/6*[.C14]" office:value-type="float" office:value="23.3333333333333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 office:value-type="percentage" office:value="0.9">
            <office:annotation draw:style-name="gr6" draw:text-style-name="P2" svg:width="5.036cm" svg:height="2.571cm" svg:x="8.036cm" svg:y="6.563cm" draw:caption-point-x="-8.036cm" draw:caption-point-y="-6.563cm">
              <dc:date>2008-06-02T00:00:00</dc:date>
              <text:p text:style-name="P1"><text:span text:style-name="T1">db.properties is not in the properties format</text:span></text:p>
              <text:p text:style-name="P1"><text:span text:style-name="T1">No output with no arguments</text:span></text:p>
              <text:p text:style-name="P1"><text:span text:style-name="T1">Wrong scores</text:span></text:p>
              <text:p text:style-name="P1"><text:span text:style-name="T1">Extra stuff is being output</text:span></text:p>
              <text:p text:style-name="P1"><text:span text:style-name="T1">HTML out is not supported</text:span></text:p>
            </office:annotation>
            <text:p>90%</text:p>
          </table:table-cell>
          <table:table-cell office:value-type="float" office:value="1">
            <office:annotation draw:style-name="gr1" draw:text-style-name="P2" svg:width="7.878cm" svg:height="0.991cm" svg:x="10.295cm" svg:y="6.563cm" draw:caption-point-x="-10.295cm" draw:caption-point-y="-6.563cm">
              <dc:date>2008-06-02T00:00:00</dc:date>
              <text:p text:style-name="P1"><text:span text:style-name="T1">No object model, Map&lt;Integer, String[]&gt; x3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1" draw:text-style-name="P2" svg:width="4.282cm" svg:height="2.175cm" svg:x="12.553cm" svg:y="6.563cm" draw:caption-point-x="-12.553cm" draw:caption-point-y="-6.563cm">
              <dc:date>2008-06-02T00:00:00</dc:date>
              <text:p text:style-name="P1"><text:span text:style-name="T1">Static overuse</text:span></text:p>
              <text:p text:style-name="P1"><text:span text:style-name="T1">Only God knows what are resultMap1, 2, and 3</text:span></text:p>
              <text:p text:style-name="P1"><text:span text:style-name="T1">Lots of code duplication</text:span></text:p>
            </office:annotation>
            <text:p>4</text:p>
          </table:table-cell>
          <table:table-cell office:value-type="float" office:value="6">
            <office:annotation draw:style-name="gr1" draw:text-style-name="P2" svg:width="2.898cm" svg:height="1.781cm" svg:x="14.811cm" svg:y="6.563cm" draw:caption-point-x="-14.811cm" draw:caption-point-y="-6.563cm">
              <dc:date>2008-06-02T00:00:00</dc:date>
              <text:p text:style-name="P1"><text:span text:style-name="T1">Gigantic arrays instead of collections</text:span></text:p>
              <text:p text:style-name="P1"><text:span text:style-name="T1">No enums</text:span></text:p>
            </office:annotation>
            <text:p>6</text:p>
          </table:table-cell>
          <table:table-cell office:value-type="float" office:value="5">
            <office:annotation draw:style-name="gr1" draw:text-style-name="P2" svg:width="2.898cm" svg:height="2.966cm" svg:x="17.069cm" svg:y="6.563cm" draw:caption-point-x="-17.069cm" draw:caption-point-y="-6.563cm">
              <dc:date>2008-06-02T00:00:00</dc:date>
              <text:p text:style-name="P1"><text:span text:style-name="T1">Autogenerated catches</text:span></text:p>
              <text:p text:style-name="P1"><text:span text:style-name="T1">Loss of stack trace</text:span></text:p>
              <text:p text:style-name="P1"><text:span text:style-name="T1">No proper closing of resources</text:span></text:p>
            </office:annotation>
            <text:p>5</text:p>
          </table:table-cell>
          <table:table-cell office:value-type="float" office:value="5">
            <office:annotation draw:style-name="gr1" draw:text-style-name="P2" svg:width="2.898cm" svg:height="0.991cm" svg:x="19.327cm" svg:y="6.563cm" draw:caption-point-x="-19.327cm" draw:caption-point-y="-6.563cm">
              <dc:date>2008-06-02T00:00:00</dc:date>
              <text:p text:style-name="P1"><text:span text:style-name="T1">Hard to read</text:span></text:p>
              <text:p text:style-name="P1"><text:span text:style-name="T1">spaghetti code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98cm" svg:height="2.966cm" svg:x="21.585cm" svg:y="6.563cm" draw:caption-point-x="-21.585cm" draw:caption-point-y="-6.563cm">
              <dc:date>2008-06-02T00:00:00</dc:date>
              <text:p text:style-name="P1"><text:span text:style-name="T1">Tests access the real DB</text:span></text:p>
              <text:p text:style-name="P1"><text:span text:style-name="T1">Some code is tested, but tests' structure doesn't reflect the tested code well</text:span></text:p>
            </office:annotation>
            <text:p>6</text:p>
          </table:table-cell>
          <table:table-cell table:formula="oooc:=SUM([.D18:.I18])*5/6*[.C18]" office:value-type="float" office:value="20.25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 office:value-type="percentage" office:value="0">
            <text:p>0%</text:p>
          </table:table-cell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 office:value-type="percentage" office:value="0.95">
            <office:annotation draw:style-name="gr8" draw:text-style-name="P2" svg:width="4.981cm" svg:height="3.755cm" svg:x="8.036cm" svg:y="8.812cm" draw:caption-point-x="-8.036cm" draw:caption-point-y="-8.812cm">
              <dc:date>2008-06-01T00:00:00</dc:date>
              <text:p text:style-name="P1"><text:span text:style-name="T1">No DecathlonCalculator</text:span></text:p>
              <text:p text:style-name="P1"><text:span text:style-name="T1">Had to fix file I/O myself</text:span></text:p>
              <text:p text:style-name="P1"><text:span text:style-name="T1">Classpath resources had to be used only for resources</text:span></text:p>
            </office:annotation>
            <text:p>95%</text:p>
          </table:table-cell>
          <table:table-cell office:value-type="float" office:value="9">
            <office:annotation draw:style-name="gr16" draw:text-style-name="P2" svg:width="2.898cm" svg:height="2.571cm" svg:x="10.295cm" svg:y="8.812cm" draw:caption-point-x="-10.295cm" draw:caption-point-y="-8.812cm">
              <dc:date>2008-06-01T00:00:00</dc:date>
              <text:p text:style-name="P1"><text:span text:style-name="T1">Could be a bit simpler</text:span></text:p>
              <text:p text:style-name="P1"><text:span text:style-name="T1">DecathlonConstants is supposed to be an enum of events</text:span></text:p>
            </office:annotation>
            <text:p>9</text:p>
          </table:table-cell>
          <table:table-cell office:value-type="float" office:value="8">
            <office:annotation draw:style-name="gr6" draw:text-style-name="P2" svg:width="4.951cm" svg:height="3.361cm" svg:x="12.553cm" svg:y="8.812cm" draw:caption-point-x="-12.553cm" draw:caption-point-y="-8.812cm">
              <dc:date>2008-06-01T00:00:00</dc:date>
              <text:p text:style-name="P1"><text:span text:style-name="T1">Not all aspects of importer/exporter are encapsulated</text:span></text:p>
              <text:p text:style-name="P1"><text:span text:style-name="T1">Not very easy to add more implementations</text:span></text:p>
              <text:p text:style-name="P1"><text:span text:style-name="T1">It is not obvious that summarize() will modify the passed collection</text:span></text:p>
            </office:annotation>
            <text:p>8</text:p>
          </table:table-cell>
          <table:table-cell office:value-type="float" office:value="9">
            <office:annotation draw:style-name="gr6" draw:text-style-name="P2" svg:width="4.84cm" svg:height="2.966cm" svg:x="14.811cm" svg:y="8.812cm" draw:caption-point-x="-14.811cm" draw:caption-point-y="-8.812cm">
              <dc:date>2008-06-01T00:00:00</dc:date>
              <text:p text:style-name="P1"><text:span text:style-name="T1">Had to fix file I/O myself</text:span></text:p>
              <text:p text:style-name="P1"><text:span text:style-name="T1">Classpath resources had to be used only for resources</text:span></text:p>
              <text:p text:style-name="P1"><text:span text:style-name="T1">System.exit() is a bad idea</text:span></text:p>
              <text:p text:style-name="P1"><text:span text:style-name="T1">Locale is not respected</text:span></text:p>
              <text:p text:style-name="P1"><text:span text:style-name="T1">File.createTempFile() is better than UUID</text:span></text:p>
            </office:annotation>
            <text:p>9</text:p>
          </table:table-cell>
          <table:table-cell office:value-type="float" office:value="9">
            <office:annotation draw:style-name="gr1" draw:text-style-name="P2" svg:width="2.898cm" svg:height="0.991cm" svg:x="17.069cm" svg:y="8.812cm" draw:caption-point-x="-17.069cm" draw:caption-point-y="-8.812cm">
              <dc:date>2008-06-01T00:00:00</dc:date>
              <text:p text:style-name="P1"><text:span text:style-name="T1">System.err must be used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office:annotation draw:style-name="gr1" draw:text-style-name="P2" svg:width="2.898cm" svg:height="2.176cm" svg:x="21.585cm" svg:y="8.812cm" draw:caption-point-x="-21.585cm" draw:caption-point-y="-8.812cm">
              <dc:date>2008-06-01T00:00:00</dc:date>
              <text:p text:style-name="P1"><text:span text:style-name="T1">import/export tests don't really test anything except for crashes</text:span></text:p>
            </office:annotation>
            <text:p>5</text:p>
          </table:table-cell>
          <table:table-cell table:formula="oooc:=SUM([.D23:.I23])*5/6*[.C23]" office:value-type="float" office:value="39.5833333333333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5">
            <office:annotation draw:style-name="gr9" draw:text-style-name="P2" svg:width="6.172cm" svg:height="3.36cm" svg:x="8.036cm" svg:y="9.262cm" draw:caption-point-x="-8.036cm" draw:caption-point-y="-9.262cm">
              <dc:date>2008-05-28T00:00:00</dc:date>
              <text:p text:style-name="P1"><text:span text:style-name="T1">No DecathlonCalculator class</text:span></text:p>
              <text:p text:style-name="P1"><text:span text:style-name="T1">Most aspects of locale are ignored</text:span></text:p>
              <text:p text:style-name="P1"><text:span text:style-name="T1">Program not ready for other JDBC drivers</text:span></text:p>
              <text:p text:style-name="P1"><text:span text:style-name="T1">Wrong scored, probably due to rounding</text:span></text:p>
            </office:annotation>
            <text:p>95%</text:p>
          </table:table-cell>
          <table:table-cell office:value-type="float" office:value="8">
            <office:annotation draw:style-name="gr6" draw:text-style-name="P2" svg:width="6.617cm" svg:height="2.571cm" svg:x="10.295cm" svg:y="9.262cm" draw:caption-point-x="-10.295cm" draw:caption-point-y="-9.262cm">
              <dc:date>2008-05-26T00:00:00</dc:date>
              <text:p text:style-name="P1"><text:span text:style-name="T1">Lots of duplication in AthleteScore</text:span></text:p>
              <text:p text:style-name="P1"><text:span text:style-name="T1">FormulaComponent enum is not used</text:span></text:p>
              <text:p text:style-name="P1"><text:span text:style-name="T1">Creation of invalid object should be disallowed instead of a public validate() method</text:span></text:p>
              <text:p text:style-name="P1"><text:span text:style-name="T1">hardcoded date format</text:span></text:p>
            </office:annotation>
            <text:p>8</text:p>
          </table:table-cell>
          <table:table-cell office:value-type="float" office:value="8">
            <office:annotation draw:style-name="gr22" draw:text-style-name="P2" svg:width="7.202cm" svg:height="3.756cm" svg:x="12.553cm" svg:y="9.262cm" draw:caption-point-x="-12.553cm" draw:caption-point-y="-9.262cm">
              <dc:date>2008-05-26T00:00:00</dc:date>
              <text:p text:style-name="P1"><text:span text:style-name="T1">FormulaComponent could encapsulate calculation</text:span></text:p>
              <text:p text:style-name="P1"><text:span text:style-name="T1">Much of Launcher code should be encapsulated in CommandLineArgument, conditions are too complex</text:span></text:p>
              <text:p text:style-name="P1"><text:span text:style-name="T1">Abstract classes could provide default blank implementations of setup and cleanup methods</text:span></text:p>
              <text:p text:style-name="P1"><text:span text:style-name="T1">Mixed System.out calls</text:span></text:p>
            </office:annotation>
            <text:p>8</text:p>
          </table:table-cell>
          <table:table-cell office:value-type="float" office:value="8">
            <office:annotation draw:style-name="gr26" draw:text-style-name="P2" svg:width="7.592cm" svg:height="2.176cm" svg:x="14.811cm" svg:y="9.262cm" draw:caption-point-x="-14.811cm" draw:caption-point-y="-9.262cm">
              <dc:date>2008-05-26T00:00:00</dc:date>
              <text:p text:style-name="P1"><text:span text:style-name="T1">TimeFormat doesn't always conform to the locale</text:span></text:p>
              <text:p text:style-name="P1"><text:span text:style-name="T1">Enum.valueOf() would simplify the code</text:span></text:p>
              <text:p text:style-name="P1"><text:span text:style-name="T1">Transformer can write directly to stream</text:span></text:p>
              <text:p text:style-name="P1"><text:span text:style-name="T1">relative resources are not used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1cm" svg:height="1.386cm" svg:x="17.069cm" svg:y="9.262cm" draw:caption-point-x="-17.069cm" draw:caption-point-y="-9.262cm">
              <dc:date>2008-05-26T00:00:00</dc:date>
              <text:p text:style-name="P1"><text:span text:style-name="T1">Lots of code duplication, no generifications</text:span></text:p>
            </office:annotation>
            <text:p>8</text:p>
          </table:table-cell>
          <table:table-cell office:value-type="float" office:value="9">
            <office:annotation draw:style-name="gr17" draw:text-style-name="P2" svg:width="2.891cm" svg:height="1.386cm" svg:x="19.327cm" svg:y="9.262cm" draw:caption-point-x="-19.327cm" draw:caption-point-y="-9.262cm">
              <dc:date>2008-05-30T00:00:00</dc:date>
              <text:p text:style-name="P1"><text:span text:style-name="T1">Duplications reduce readability</text:span></text:p>
            </office:annotation>
            <text:p>9</text:p>
          </table:table-cell>
          <table:table-cell office:value-type="float" office:value="3">
            <office:annotation draw:style-name="gr2" draw:text-style-name="P2" svg:width="2.891cm" svg:height="0.991cm" svg:x="21.585cm" svg:y="9.262cm" draw:caption-point-x="-21.585cm" draw:caption-point-y="-9.262cm">
              <dc:date>2008-05-26T00:00:00</dc:date>
              <text:p text:style-name="P1"><text:span text:style-name="T1">Only one class is partially tested</text:span></text:p>
            </office:annotation>
            <text:p>3</text:p>
          </table:table-cell>
          <table:table-cell table:formula="oooc:=SUM([.D24:.I24])*5/6*[.C24]" office:value-type="float" office:value="34.8333333333333">
            <text:p>3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1">
            <office:annotation draw:style-name="gr10" draw:text-style-name="P2" svg:width="8.648cm" svg:height="2.784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100%</text:p>
          </table:table-cell>
          <table:table-cell office:value-type="float" office:value="1">
            <office:annotation draw:style-name="gr17" draw:text-style-name="P2" svg:width="7.086cm" svg:height="1.385cm" svg:x="10.295cm" svg:y="9.712cm" draw:caption-point-x="-10.295cm" draw:caption-point-y="-9.712cm">
              <dc:date>2008-06-02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3" draw:text-style-name="P2" svg:width="4.66cm" svg:height="1.768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6" draw:text-style-name="P2" svg:width="7.503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" draw:text-style-name="P2" svg:width="9.064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86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3">03/06/2008</text:date>, <text:time>20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6-03T20:50:21</dc:date>
    <dc:language>en-US</dc:language>
    <meta:editing-cycles>143</meta:editing-cycles>
    <meta:editing-duration>P4DT23H14M27S</meta:editing-duration>
    <meta:user-defined meta:name="Info 1"/>
    <meta:user-defined meta:name="Info 2"/>
    <meta:user-defined meta:name="Info 3"/>
    <meta:user-defined meta:name="Info 4"/>
    <meta:document-statistic meta:table-count="2" meta:cell-count="367"/>
  </office:meta>
</office:document-meta>
</file>